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">
        <text:h text:style-name="Heading_20_3" text:outline-level="3">Menu: Option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6T09:10:33.535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5.0.2.2$Windows_x86 LibreOffice_project/37b43f919e4de5eeaca9b9755ed688758a8251fe</meta:generator>
  </office:meta>
</office:document-meta>
</file>